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f8c" officeooo:paragraph-rsid="00005f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59d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59d7" style:font-weight-asian="normal" style:font-weight-complex="normal"/>
    </style:style>
    <style:style style:name="T5" style:family="text">
      <style:text-properties officeooo:rsid="000259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 Mini is a framework for creating your own table-top adventures using Minis. These minis engage in combat using a set of simplified rules for fast and exciting game play. The approach also emphasizes imagination, world building, and character building. The framework is delivered in the design philosophy of open-sourced software. The design encourages players to make their own characters and units and extend the game by playing it. <text:line-break/><text:line-break/>Creating a Character:<text:line-break/><text:span text:style-name="T1">Step 1 – </text:span><text:span text:style-name="T3">Find a miniature that you like from any source that suits you, or even 3D print your own. <text:line-break/></text:span><text:span text:style-name="T2">Step 2 – </text:span><text:span text:style-name="T4">Paint your miniature. <text:line-break/></text:span><text:span text:style-name="T2">Step 3 – </text:span><text:span text:style-name="T4">Take an image of your miniature to include on it’s card. <text:line-break/></text:span><text:span text:style-name="T2">Step 4 – </text:span><text:span text:style-name="T4">Create your character card, give your mini stats, special abilities, and a back story. <text:line-break/></text:span><text:span text:style-name="T2">Step 5 – </text:span><text:span text:style-name="T4">Play test your character, balance as needed.<text:line-break/><text:line-break/></text:span><text:line-break/><text:span text:style-name="T5">Extension: <text:line-break/>Create program that simulates games, can allow for auto-balancing or auto scoring of characters to automate play testing. </text:span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2-01-01T22:19:15.684000000</dc:date>
    <meta:editing-duration>PT12M34S</meta:editing-duration>
    <meta:editing-cycles>1</meta:editing-cycles>
    <meta:document-statistic meta:table-count="0" meta:image-count="0" meta:object-count="0" meta:page-count="1" meta:paragraph-count="1" meta:word-count="154" meta:character-count="952" meta:non-whitespace-character-count="781"/>
  </office:meta>
</office:document-meta>
</file>